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8.546cm" fo:min-width="16.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5" style:family="graphic" style:parent-style-name="standard">
      <style:graphic-properties draw:stroke="none" svg:stroke-color="#000000" draw:fill="none" draw:fill-color="#ffffff" fo:min-height="3.052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2.6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8.796cm" svg:x="2.778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778cm" svg:y1="5.699cm" svg:x2="19.288cm" svg:y2="5.572cm">
          <text:p/>
        </draw:line>
        <draw:frame draw:style-name="gr3" draw:text-style-name="P2" draw:layer="layout" svg:width="3.812cm" svg:height="0.954cm" svg:x="8.491cm" svg:y="5.953cm">
          <draw:text-box>
            <text:p>Project Title</text:p>
          </draw:text-box>
        </draw:frame>
        <draw:frame draw:style-name="gr4" draw:text-style-name="P2" draw:layer="layout" svg:width="4.625cm" svg:height="1.081cm" svg:x="3.741cm" svg:y="7.031cm">
          <draw:text-box>
            <text:p>Date of project</text:p>
          </draw:text-box>
        </draw:frame>
        <draw:frame draw:style-name="gr3" draw:text-style-name="P2" draw:layer="layout" svg:width="5.006cm" svg:height="0.954cm" svg:x="3.741cm" svg:y="7.92cm">
          <draw:text-box>
            <text:p>Deployment link</text:p>
          </draw:text-box>
        </draw:frame>
        <draw:frame draw:style-name="gr5" draw:text-style-name="P2" draw:layer="layout" svg:width="13.208cm" svg:height="3.302cm" svg:x="4.175cm" svg:y="9.382cm">
          <draw:text-box>
            <text:p>A short description of the website that I am building. Why this website exists and who is expected to use it. Also a short description of the tech stack would be awesome.</text:p>
          </draw:text-box>
        </draw:frame>
        <draw:custom-shape draw:style-name="gr6" draw:text-style-name="P3" draw:layer="layout" svg:width="3.175cm" svg:height="2.794cm" svg:x="4.175cm" svg:y="13.3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2.794cm" svg:x="8.874cm" svg:y="13.3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2.794cm" svg:x="13.319cm" svg:y="13.3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2.794cm" svg:x="4.175cm" svg:y="1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2.794cm" svg:x="8.874cm" svg:y="1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175cm" svg:height="2.794cm" svg:x="13.319cm" svg:y="17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20:25:31.761630378</meta:creation-date>
    <dc:date>2017-11-25T19:48:59.381368911</dc:date>
    <meta:editing-duration>P2DT23H13M17S</meta:editing-duration>
    <meta:editing-cycles>1</meta:editing-cycles>
    <meta:document-statistic meta:object-count="12"/>
    <meta:generator>LibreOffice/5.4.1.2$Linux_X86_64 LibreOffice_project/40m0$Build-2</meta:generator>
  </office:meta>
</office:document-meta>
</file>